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03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2.6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/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column table:style-name="co5" table:default-cell-style-name="ce5"/>
        <table:table-column table:style-name="co2" table:number-columns-repeated="16378" table:default-cell-style-name="Default"/>
        <table:table-row table:style-name="ro1">
          <table:table-cell office:value-type="string" calcext:value-type="string">
            <text:p>riding_name</text:p>
          </table:table-cell>
          <table:table-cell office:value-type="string" calcext:value-type="string">
            <text:p>riding_id</text:p>
          </table:table-cell>
          <table:table-cell table:style-name="Default" office:value-type="string" calcext:value-type="string">
            <text:p>candidat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news_story</text:p>
          </table:table-cell>
          <table:table-cell table:style-name="Default" office:value-type="string" calcext:value-type="string">
            <text:p>pub_dat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link</text:p>
          </table:table-cell>
          <table:table-cell table:style-name="ce7" table:number-columns-repeated="16376"/>
        </table:table-row>
        <table:table-row table:style-name="ro1">
          <table:table-cell office:value-type="string" calcext:value-type="string">
            <text:p>Elgin--Middlesex--London</text:p>
          </table:table-cell>
          <table:table-cell office:value-type="float" office:value="291" calcext:value-type="float">
            <text:p>291</text:p>
          </table:table-cell>
          <table:table-cell table:style-name="Default" office:value-type="string" calcext:value-type="string">
            <text:p>Andrew Lawto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nservative Candidate Used a Secret Signal Group Chat With Freedom Convoy Leaders, Right-Wing Media and Far-Right Influencers </text:p>
          </table:table-cell>
          <table:table-cell table:style-name="Default"/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candidate-used-a-secret-signal-group-chat-with-freedom-convoy-leaders-right-wing-media-and-far-right-influencer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lgin--Middlesex--London</text:p>
          </table:table-cell>
          <table:table-cell office:value-type="float" office:value="291" calcext:value-type="float">
            <text:p>291</text:p>
          </table:table-cell>
          <table:table-cell table:style-name="Default" office:value-type="string" calcext:value-type="string">
            <text:p>Andrew Lawto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Ontario PC candidate Andrew Lawton: gender and racial discrimination should be legal </text:p>
          </table:table-cell>
          <table:table-cell table:style-name="Default"/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ontario-pc-candidate-andrew-lawton-gender-and-racial-discrimination-should-be-legal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lgin--Middlesex--London</text:p>
          </table:table-cell>
          <table:table-cell office:value-type="float" office:value="291" calcext:value-type="float">
            <text:p>291</text:p>
          </table:table-cell>
          <table:table-cell table:style-name="Default" office:value-type="string" calcext:value-type="string">
            <text:p>Andrew Lawto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Here are PC candidate Andrew Lawton’s worst moments (so far) </text:p>
          </table:table-cell>
          <table:table-cell table:style-name="Default"/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here-are-pc-candidate-andrew-lawtons-worst-moments-so-far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rleton</text:p>
          </table:table-cell>
          <table:table-cell office:value-type="float" office:value="315" calcext:value-type="float">
            <text:p>315</text:p>
          </table:table-cell>
          <table:table-cell table:style-name="Default" office:value-type="string" calcext:value-type="string">
            <text:p>Pierre Poilievre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ierre Poilievre is Trying to Distance Himself From Donald Trump. American Right-Wing Media Keeps Praising Poilievre. </text:p>
          </table:table-cell>
          <table:table-cell table:style-name="Default"/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pierre-poilievre-is-trying-to-distance-himself-from-donald-trump-american-right-wing-media-keeps-praising-poilievre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rleton</text:p>
          </table:table-cell>
          <table:table-cell office:value-type="float" office:value="315" calcext:value-type="float">
            <text:p>315</text:p>
          </table:table-cell>
          <table:table-cell table:style-name="Default" office:value-type="string" calcext:value-type="string">
            <text:p>Pierre Poilievre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How Danielle Smith is Derailing Pierre Poilievre’s Conservative Campaign </text:p>
          </table:table-cell>
          <table:table-cell table:style-name="Default"/>
          <table:table-cell office:value-type="string" calcext:value-type="string">
            <text:p>PressProgress</text:p>
          </table:table-cell>
          <table:table-cell office:value-type="string" calcext:value-type="string">
            <text:p><text:a xlink:href="https://pressprogress.ca/how-danielle-smith-is-derailing-pierre-poilievres-conservative-campaign/" xlink:type="simple">https://pressprogress.ca/how-danielle-smith-is-derailing-pierre-poilievres-conservative-campaign/</text:a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rleton</text:p>
          </table:table-cell>
          <table:table-cell office:value-type="float" office:value="315" calcext:value-type="float">
            <text:p>315</text:p>
          </table:table-cell>
          <table:table-cell table:style-name="Default" office:value-type="string" calcext:value-type="string">
            <text:p>Pierre Poilievre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ierre Poilievre Rails Against ‘Authoritarian Wokeism’ in Response to Policy From Doug Ford’s Government </text:p>
          </table:table-cell>
          <table:table-cell office:value-type="date" office:date-value="2023-09-14" calcext:value-type="date">
            <text:p>2023-09-14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pierre-poilievre-rails-against-authoritarian-wokeism-in-response-to-policy-from-doug-fords-government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Niagara West</text:p>
          </table:table-cell>
          <table:table-cell office:value-type="float" office:value="149" calcext:value-type="float">
            <text:p>149</text:p>
          </table:table-cell>
          <table:table-cell table:style-name="Default" office:value-type="string" calcext:value-type="string">
            <text:p>Dean Alliso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nservative MP Sponsors Petition Promoting Use of Unproven and Unsafe Drug to Treat COVID-19 </text:p>
          </table:table-cell>
          <table:table-cell office:value-type="date" office:date-value="2021-11-09" calcext:value-type="date">
            <text:p>2021-11-09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mp-sponsors-petition-promoting-use-of-unproven-and-unsafe-drug-to-treat-covid-19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Niagara West</text:p>
          </table:table-cell>
          <table:table-cell office:value-type="float" office:value="149" calcext:value-type="float">
            <text:p>149</text:p>
          </table:table-cell>
          <table:table-cell table:style-name="Default" office:value-type="string" calcext:value-type="string">
            <text:p>Dean Alliso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nservative MP Presents Petition To Ban COVID-19 Vaccines for All Canadian Adults of ‘Child-Bearing Age’</text:p>
          </table:table-cell>
          <table:table-cell office:value-type="date" office:date-value="2022-03-09" calcext:value-type="date">
            <text:p>2022-03-09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mp-presents-petition-to-ban-covid-19-vaccines-for-all-canadian-adults-of-child-bearing-age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Niagara West</text:p>
          </table:table-cell>
          <table:table-cell office:value-type="float" office:value="149" calcext:value-type="float">
            <text:p>149</text:p>
          </table:table-cell>
          <table:table-cell table:style-name="Default" office:value-type="string" calcext:value-type="string">
            <text:p>Dean Alliso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Top Conservative Anti-LGBTQ, Anti-Abortion and Anti-Vaccine Eruptions of 2021 </text:p>
          </table:table-cell>
          <table:table-cell office:value-type="date" office:date-value="2021-12-30" calcext:value-type="date">
            <text:p>2021-12-30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top-conservative-anti-lgbtq-anti-abortion-and-anti-vaccine-eruptions-of-2021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ork Centre</text:p>
          </table:table-cell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Roman Baber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nservative Leadership Campaign Paid ‘Anti-Mask’ Group Leader To Sell Party Memberships </text:p>
          </table:table-cell>
          <table:table-cell office:value-type="date" office:date-value="2023-07-26" calcext:value-type="date">
            <text:p>2023-07-26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leadership-campaign-paid-anti-mask-group-leader-to-sell-party-membership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ork Centre</text:p>
          </table:table-cell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Roman Baber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Star Conservative Candidate Goes Doorknocking With Right-Wing Anti-Lockdown Politician </text:p>
          </table:table-cell>
          <table:table-cell office:value-type="date" office:date-value="2021-07-13" calcext:value-type="date">
            <text:p>2021-07-13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star-conservative-candidate-goes-doorknocking-with-right-wing-anti-lockdown-politician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ork Centre</text:p>
          </table:table-cell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Roman Baber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ierre Poilievre Rails Against ‘Authoritarian Wokeism’ in Response to Policy From Doug Ford’s Government </text:p>
          </table:table-cell>
          <table:table-cell office:value-type="date" office:date-value="2023-09-14" calcext:value-type="date">
            <text:p>2023-09-14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pierre-poilievre-rails-against-authoritarian-wokeism-in-response-to-policy-from-doug-fords-government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eeds--Grenville--Thousand Islands and Rideau Lakes</text:p>
          </table:table-cell>
          <table:table-cell office:value-type="float" office:value="322" calcext:value-type="float">
            <text:p>322</text:p>
          </table:table-cell>
          <table:table-cell table:style-name="Default" office:value-type="string" calcext:value-type="string">
            <text:p>Michael Barrett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More Than Half of Andrew Scheer’s Elected Conservative MPs Were Supported by Anti-Abortion Groups </text:p>
          </table:table-cell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more-than-half-of-andrew-scheers-elected-conservative-mps-were-supported-by-anti-abortion-group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eeds--Grenville--Thousand Islands and Rideau Lakes</text:p>
          </table:table-cell>
          <table:table-cell office:value-type="float" office:value="322" calcext:value-type="float">
            <text:p>322</text:p>
          </table:table-cell>
          <table:table-cell table:style-name="Default" office:value-type="string" calcext:value-type="string">
            <text:p>Michael Barrett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ierre Poilievre Rails Against ‘Authoritarian Wokeism’ in Response to Policy From Doug Ford’s Government </text:p>
          </table:table-cell>
          <table:table-cell office:value-type="date" office:date-value="2023-09-14" calcext:value-type="date">
            <text:p>2023-09-14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pierre-poilievre-rails-against-authoritarian-wokeism-in-response-to-policy-from-doug-fords-government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eeds--Grenville--Thousand Islands and Rideau Lakes</text:p>
          </table:table-cell>
          <table:table-cell office:value-type="float" office:value="322" calcext:value-type="float">
            <text:p>322</text:p>
          </table:table-cell>
          <table:table-cell table:style-name="Default" office:value-type="string" calcext:value-type="string">
            <text:p>Michael Barrett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Here is a List of 67 Conservative Candidates Who Will Vote Against Women’s Reproductive Rights </text:p>
          </table:table-cell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here-is-a-list-of-67-conservative-candidates-who-will-vote-against-womens-reproductive-rights/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Mégantic—L'Érable—Lotbinièr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uc Berthold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Leader Andrew Scheer Defends Heckler Affiliated With Far-Right Anti-Immigrant Groups </text:p>
          </table:table-cell>
          <table:table-cell office:value-type="date" office:date-value="2018-08-21" calcext:value-type="date">
            <text:p>2018-08-21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leader-andrew-scheer-defends-heckler-affiliated-with-far-right-anti-immigrant-group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lkirk—Interlake—Eastman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James Beza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Former Conservative Minister’s Allegation Ottawa Citizen Journalist was a Soviet Spy is ‘False’ and ‘Unhinged’, National Security Committee Told </text:p>
          </table:table-cell>
          <table:table-cell office:value-type="date" office:date-value="2024-11-08" calcext:value-type="date">
            <text:p>2024-11-08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former-conservative-ministers-allegation-ottawa-citizen-journalist-was-a-soviet-spy-is-false-and-unhinged-national-security-committee-told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lkirk—Interlake—Eastman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James Beza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Here are 86 Conservative candidates who will vote against women’s reproductive rights </text:p>
          </table:table-cell>
          <table:table-cell office:value-type="date" office:date-value="2015-10-01" calcext:value-type="date">
            <text:p>2015-10-01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here_are_86_conservative_candidates_who_will_vote_against_womens_reproductive_right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lkirk—Interlake—Eastman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James Beza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Don’t worry, Canada: Here are the 111 most embarrassing Conservative candidates this election </text:p>
          </table:table-cell>
          <table:table-cell office:value-type="date" office:date-value="2015-10-17" calcext:value-type="date">
            <text:p>2015-10-17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<text:a xlink:href="https://pressprogress.ca/dont_worry_canada_here_are_the_111_most_embarrassing_conservative_candidates_this_election/" xlink:type="simple">https://pressprogress.ca/dont_worry_canada_here_are_the_111_most_embarrassing_conservative_candidates_this_election/</text:a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rlton Trail--Eagle Creek</text:p>
          </table:table-cell>
          <table:table-cell office:value-type="float" office:value="257" calcext:value-type="float">
            <text:p>257</text:p>
          </table:table-cell>
          <table:table-cell table:style-name="Default" office:value-type="string" calcext:value-type="string">
            <text:p>Kelly Block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Says Anti-Abortion Activists Helped Develop New Private Members’ Bill </text:p>
          </table:table-cell>
          <table:table-cell office:value-type="date" office:date-value="2021-04-13" calcext:value-type="date">
            <text:p>2021-04-13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mp-says-anti-abortion-activists-helped-develop-new-private-members-bill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rlton Trail--Eagle Creek</text:p>
          </table:table-cell>
          <table:table-cell office:value-type="float" office:value="257" calcext:value-type="float">
            <text:p>257</text:p>
          </table:table-cell>
          <table:table-cell table:style-name="Default" office:value-type="string" calcext:value-type="string">
            <text:p>Kelly Block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Several Conservative Candidates Directed Public Money to Canada’s Biggest Anti-Abortion Lobby Group </text:p>
          </table:table-cell>
          <table:table-cell office:value-type="date" office:date-value="2021-08-20" calcext:value-type="date">
            <text:p>2021-08-20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several-conservative-candidates-directed-public-money-to-canadas-biggest-anti-abortion-lobby-group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alifax</text:p>
          </table:table-cell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Mark Boudreau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‘Canada Proud’ Claims This Photo of an Empty Grocery Store Shows Life Under Justin Trudeau. It Was Actually a Snow Day. </text:p>
          </table:table-cell>
          <table:table-cell office:value-type="date" office:date-value="2022-01-19" calcext:value-type="date">
            <text:p>2022-01-19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anada-proud-claims-this-photo-of-an-empty-grocery-store-shows-life-under-justin-trudeau-it-was-actually-a-snow-day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Tobique—Mactaquac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ichard Bragdo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Here is a List of 67 Conservative Candidates Who Will Vote Against Women’s Reproductive Rights </text:p>
          </table:table-cell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here-is-a-list-of-67-conservative-candidates-who-will-vote-against-womens-reproductive-rights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Tobique—Mactaquac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ichard Bragdo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More Than Half of Andrew Scheer’s Elected Conservative MPs Were Supported by Anti-Abortion Groups </text:p>
          </table:table-cell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more-than-half-of-andrew-scheers-elected-conservative-mps-were-supported-by-anti-abortion-group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d Deer--Lacombe</text:p>
          </table:table-cell>
          <table:table-cell office:value-type="float" office:value="199" calcext:value-type="float">
            <text:p>199</text:p>
          </table:table-cell>
          <table:table-cell table:style-name="Default" office:value-type="string" calcext:value-type="string">
            <text:p>Blaine Calkins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Deletes Tweet Accusing Senior MP of Celebrating ‘Islamic’ Takeover of Canada </text:p>
          </table:table-cell>
          <table:table-cell office:value-type="date" office:date-value="2018-08-09" calcext:value-type="date">
            <text:p>2018-08-09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mp-deletes-tweet-accusing-senior-mp-of-celebrating-islamic-takeover-of-canada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d Deer--Lacombe</text:p>
          </table:table-cell>
          <table:table-cell office:value-type="float" office:value="199" calcext:value-type="float">
            <text:p>199</text:p>
          </table:table-cell>
          <table:table-cell table:style-name="Default" office:value-type="string" calcext:value-type="string">
            <text:p>Blaine Calkins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Here’s a List of Conservatives Who Have Gone Completely Off the Rails This Summer </text:p>
          </table:table-cell>
          <table:table-cell office:value-type="date" office:date-value="2018-08-20" calcext:value-type="date">
            <text:p>2018-08-20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heres-a-list-of-conservatives-who-have-gone-completely-off-the-rails-this-summer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d Deer--Lacombe</text:p>
          </table:table-cell>
          <table:table-cell office:value-type="float" office:value="199" calcext:value-type="float">
            <text:p>199</text:p>
          </table:table-cell>
          <table:table-cell table:style-name="Default" office:value-type="string" calcext:value-type="string">
            <text:p>Blaine Calkins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25% of Conservative MPs Made Guest Appearances on Rebel Media. Only Two Are Willing to Denounce Them. </text:p>
          </table:table-cell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25_of_conservative_mps_made_guest_appearances_on_rebel_media_only_two_are_willing_to_denounce_them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Wellington—Halton Hills North</text:p>
          </table:table-cell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Michael Chong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Exclusive: Conservative MP Michael Chong Disavows ‘Anti-Semitic’, ‘White Supremacist’ Rebel Media </text:p>
          </table:table-cell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exclusive_conservative_mp_michael_chong_disavows_anti_semitic_white_supremacist_rebel_media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t. Albert—Sturgeon River</text:p>
          </table:table-cell>
          <table:table-cell office:value-type="float" office:value="202" calcext:value-type="float">
            <text:p>202</text:p>
          </table:table-cell>
          <table:table-cell table:style-name="Default" office:value-type="string" calcext:value-type="string">
            <text:p>Michael Cooper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Michael Cooper Parties With Far-Right Group That Mobbed MPs, Disrupted Terry Fox Ceremony </text:p>
          </table:table-cell>
          <table:table-cell office:value-type="date" office:date-value="2024-09-17" calcext:value-type="date">
            <text:p>2024-09-17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mp-michael-cooper-parties-with-far-right-group-that-mobbed-mps-disrupted-terry-fox-ceremon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itt Meadows--Maple Ridge</text:p>
          </table:table-cell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Marc Dalto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Erin O’Toole’s Response to the Opioid Crisis Does Little to Address Overdose Deaths, Experts Say </text:p>
          </table:table-cell>
          <table:table-cell table:style-name="ce6" office:value-type="date" office:date-value="2021-09-08" calcext:value-type="date">
            <text:p>2021-09-08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erin-otooles-response-to-the-opioid-crisis-does-little-to-address-overdose-deaths-experts-s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uis-Saint-Laurent</text:p>
          </table:table-cell>
          <table:table-cell office:value-type="float" office:value="162" calcext:value-type="float">
            <text:p>162</text:p>
          </table:table-cell>
          <table:table-cell table:style-name="Default" office:value-type="string" calcext:value-type="string">
            <text:p>Gérard Deltell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25% of Conservative MPs Made Guest Appearances on Rebel Media. Only Two Are Willing to Denounce Them. </text:p>
          </table:table-cell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25_of_conservative_mps_made_guest_appearances_on_rebel_media_only_two_are_willing_to_denounce_them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dmonton Griesbach</text:p>
          </table:table-cell>
          <table:table-cell office:value-type="float" office:value="179" calcext:value-type="float">
            <text:p>179</text:p>
          </table:table-cell>
          <table:table-cell table:style-name="Default" office:value-type="string" calcext:value-type="string">
            <text:p>Kerry Diotte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: People Need to ‘Take a Deep Breath’ and ‘Get Over’ Death of George Floyd </text:p>
          </table:table-cell>
          <table:table-cell table:style-name="ce6" office:value-type="date" office:date-value="2020-06-17" calcext:value-type="date">
            <text:p>2020-06-17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<text:a xlink:href="https://pressprogress.ca/conservative-mp-people-need-to-take-a-deep-breath-and-get-over-death-of-george-floyd/" xlink:type="simple">https://pressprogress.ca/conservative-mp-people-need-to-take-a-deep-breath-and-get-over-death-of-george-floyd/</text:a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dmonton Griesbach</text:p>
          </table:table-cell>
          <table:table-cell office:value-type="float" office:value="179" calcext:value-type="float">
            <text:p>179</text:p>
          </table:table-cell>
          <table:table-cell table:style-name="Default" office:value-type="string" calcext:value-type="string">
            <text:p>Kerry Diotte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8 Conservative Candidates Used Public Money to Place Ads in a Newspaper That Spreads COVID-19 Conspiracies </text:p>
          </table:table-cell>
          <table:table-cell office:value-type="date" office:date-value="2021-08-18" calcext:value-type="date">
            <text:p>2021-08-18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8-conservative-candidates-used-public-money-to-place-ads-in-a-newspaper-that-spreads-covid-19-conspiracie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dmonton Griesbach</text:p>
          </table:table-cell>
          <table:table-cell office:value-type="float" office:value="179" calcext:value-type="float">
            <text:p>179</text:p>
          </table:table-cell>
          <table:table-cell table:style-name="Default" office:value-type="string" calcext:value-type="string">
            <text:p>Kerry Diotte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Here is a List of Noteworthy Conservatives Who Got Mad at PressProgress in 2017 </text:p>
          </table:table-cell>
          <table:table-cell office:value-type="date" office:date-value="2017-12-27" calcext:value-type="date">
            <text:p>2017-12-27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here-is-a-list-of-noteworthy-conservatives-who-got-mad-at-pressprogress-in-2017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riboo--Prince Georg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dd Doherty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Here is a List of 67 Conservative Candidates Who Will Vote Against Women’s Reproductive Rights </text:p>
          </table:table-cell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here-is-a-list-of-67-conservative-candidates-who-will-vote-against-womens-reproductive-right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vencher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Ted Falk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Top Conservative Anti-LGBTQ, Anti-Abortion and Anti-Vaccine Eruptions of 2021 </text:p>
          </table:table-cell>
          <table:table-cell office:value-type="date" office:date-value="2021-12-30" calcext:value-type="date">
            <text:p>2021-12-30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top-conservative-anti-lgbtq-anti-abortion-and-anti-vaccine-eruptions-of-2021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vencher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Ted Falk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: Canadians Are Being ‘Fear Mongered to Death’ by the Media and Government About the Dangers of COVID-19 </text:p>
          </table:table-cell>
          <table:table-cell office:value-type="date" office:date-value="2021-08-11" calcext:value-type="date">
            <text:p>2021-08-11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mp-canadians-are-being-fear-mongered-to-death-by-the-media-and-government-about-the-dangers-of-covid-19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vencher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Ted Falk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8 Conservative Candidates Who Made Disturbing Homophobic Statements and Promoted Anti-LGBTQ Hate </text:p>
          </table:table-cell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8-conservative-candidates-who-made-disturbing-homophobic-statements-and-promoted-anti-lgbtq-hate/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Battlefords—Lloydminster—Meadow Lake</text:p>
          </table:table-cell>
          <table:table-cell office:value-type="float" office:value="254" calcext:value-type="float">
            <text:p>254</text:p>
          </table:table-cell>
          <table:table-cell table:style-name="Default" office:value-type="string" calcext:value-type="string">
            <text:p>Rosemarie Falk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Several Conservative Candidates Directed Public Money to Canada’s Biggest Anti-Abortion Lobby Group </text:p>
          </table:table-cell>
          <table:table-cell table:style-name="ce6" office:value-type="date" office:date-value="2021-08-20" calcext:value-type="date">
            <text:p>2021-08-20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<text:a xlink:href="https://pressprogress.ca/several-conservative-candidates-directed-public-money-to-canadas-biggest-anti-abortion-lobby-group/" xlink:type="simple">https://pressprogress.ca/several-conservative-candidates-directed-public-money-to-canadas-biggest-anti-abortion-lobby-group/</text:a>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Battlefords—Lloydminster—Meadow Lake</text:p>
          </table:table-cell>
          <table:table-cell office:value-type="float" office:value="254" calcext:value-type="float">
            <text:p>254</text:p>
          </table:table-cell>
          <table:table-cell table:style-name="Default" office:value-type="string" calcext:value-type="string">
            <text:p>Rosemarie Falk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Candidates Promoted Petitions That Sent Personal Data to European Far-Right Group </text:p>
          </table:table-cell>
          <table:table-cell office:value-type="date" office:date-value="2021-09-19" calcext:value-type="date">
            <text:p>2021-09-19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candidates-promoted-petitions-that-sent-personal-data-to-european-far-right-group/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>
            <text:p>Algonquin—Renfrew—Pembroke</text:p>
          </table:table-cell>
          <table:table-cell office:value-type="float" office:value="311" calcext:value-type="float">
            <text:p>311</text:p>
          </table:table-cell>
          <table:table-cell table:style-name="Default" office:value-type="string" calcext:value-type="string">
            <text:p>Cheryl Gallant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suggests ‘diversity and human rights’ are ‘un-Canadian’ and ‘endangers children’ </text:p>
          </table:table-cell>
          <table:table-cell office:value-type="date" office:date-value="2016-09-02" calcext:value-type="date">
            <text:p>2016-09-02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_mp_suggests_diversity_and_human_rights_are_un_canadian_and_endangers_children/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>
            <text:p>Algonquin—Renfrew—Pembroke</text:p>
          </table:table-cell>
          <table:table-cell office:value-type="float" office:value="311" calcext:value-type="float">
            <text:p>311</text:p>
          </table:table-cell>
          <table:table-cell table:style-name="Default" office:value-type="string" calcext:value-type="string">
            <text:p>Cheryl Gallant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films bizarre CNN-inspired newscast denouncing Canadian journalists as ‘fake news’ </text:p>
          </table:table-cell>
          <table:table-cell office:value-type="date" office:date-value="2017-07-17" calcext:value-type="date">
            <text:p>2017-07-17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_mp_films_bizarre_cnn_inspired_newscast_denouncing_canadian_journalists_as_fake_news/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>
            <text:p>Algonquin—Renfrew—Pembroke</text:p>
          </table:table-cell>
          <table:table-cell office:value-type="float" office:value="311" calcext:value-type="float">
            <text:p>311</text:p>
          </table:table-cell>
          <table:table-cell table:style-name="Default" office:value-type="string" calcext:value-type="string">
            <text:p>Cheryl Gallant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is ‘legitimately concerned’ 24 Sussex will be torn down and replaced with a “palace” </text:p>
          </table:table-cell>
          <table:table-cell office:value-type="date" office:date-value="2016-02-05" calcext:value-type="date">
            <text:p>2016-02-05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_mp_is_legitimately_concerned_24_sussex_will_be_torn_down_and_replaced_with_a_palace/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>
            <text:p>Côte-du-Sud—Rivière-du-Loup—Kataskomiq—Témiscouata</text:p>
          </table:table-cell>
          <table:table-cell office:value-type="float" office:value="177" calcext:value-type="float">
            <text:p>177</text:p>
          </table:table-cell>
          <table:table-cell table:style-name="Default" office:value-type="string" calcext:value-type="string">
            <text:p>Bernard Genereux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anada keeps electing majority governments even though a majority of voters voted for somebody else </text:p>
          </table:table-cell>
          <table:table-cell office:value-type="date" office:date-value="2016-02-03" calcext:value-type="date">
            <text:p>2016-02-03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anada_keeps_electing_majority_governments_even_though_a_majority_of_voters_voted_for_somebody_else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erwood Park--Fort Saskatchewan</text:p>
          </table:table-cell>
          <table:table-cell office:value-type="float" office:value="201" calcext:value-type="float">
            <text:p>201</text:p>
          </table:table-cell>
          <table:table-cell table:style-name="Default" office:value-type="string" calcext:value-type="string">
            <text:p>Garnett Genuis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s Produced Video Highlighting Benefits of Professional Counselling to ‘Challenge’ Gay ‘Sexual Behaviour’ </text:p>
          </table:table-cell>
          <table:table-cell office:value-type="date" office:date-value="2021-06-10" calcext:value-type="date">
            <text:p>2021-06-10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mps-produced-video-highlighting-benefits-of-professional-counselling-to-challenge-gay-sexual-behaviour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erwood Park--Fort Saskatchewan</text:p>
          </table:table-cell>
          <table:table-cell office:value-type="float" office:value="201" calcext:value-type="float">
            <text:p>201</text:p>
          </table:table-cell>
          <table:table-cell table:style-name="Default" office:value-type="string" calcext:value-type="string">
            <text:p>Garnett Genuis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Who Opposed Conversion Therapy Bill Spoke at Conference Organized By European Far-Right, Anti-LGBTQ Groups </text:p>
          </table:table-cell>
          <table:table-cell office:value-type="date" office:date-value="2021-06-23" calcext:value-type="date">
            <text:p>2021-06-23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<text:a xlink:href="https://pressprogress.ca/conservative-mp-who-opposed-conversion-therapy-bill-spoke-at-conference-organized-by-european-far-right-anti-lgbtq-groups/" xlink:type="simple">https://pressprogress.ca/conservative-mp-who-opposed-conversion-therapy-bill-spoke-at-conference-organized-by-european-far-right-anti-lgbtq-groups/</text:a>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arnia—Lambton—Bkejwanong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Marilyn Gladu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Pro-Trump Conservative MP: Mexican Criminals Will Invade Canada If Marijuana is Legalized </text:p>
          </table:table-cell>
          <table:table-cell office:value-type="date" office:date-value="2018-06-15" calcext:value-type="date">
            <text:p>2018-06-15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pro-trump-conservative-mp-mexican-criminals-will-invade-canada-if-marijuana-is-legalized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arnia—Lambton—Bkejwanong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Marilyn Gladu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plans ID checks to stop outsiders from infiltrating electoral reform town hall </text:p>
          </table:table-cell>
          <table:table-cell office:value-type="date" office:date-value="2016-08-30" calcext:value-type="date">
            <text:p>2016-08-30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_mp_plans_id_checks_to_stop_outsiders_from_infiltrating_electoral_reform_town_hall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arnia—Lambton—Bkejwanong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Marilyn Gladu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: Donald Trump has “restored freedom of speech to America” </text:p>
          </table:table-cell>
          <table:table-cell table:style-name="ce6" office:value-type="date" office:date-value="2016-03-16" calcext:value-type="date">
            <text:p>2016-03-16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_mp_donald_trump_has_restored_freedom_of_speech_to_america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Portneuf—Jacques-Cartier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Joel Godi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Party Votes Down Resolution Designed to Reassure Everyone They Believe in Science </text:p>
          </table:table-cell>
          <table:table-cell office:value-type="date" office:date-value="2021-03-21" calcext:value-type="date">
            <text:p>2021-03-21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party-votes-down-resolution-designed-to-reassure-everyone-they-believe-in-science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rth Island--Powell River</text:p>
          </table:table-cell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Aaron Gun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Possible Leadership Run By Right-Wing Social Media Personality Sounds Alarm Bells Inside BC Liberal Party </text:p>
          </table:table-cell>
          <table:table-cell office:value-type="date" office:date-value="2021-02-23" calcext:value-type="date">
            <text:p>2021-02-23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<text:a xlink:href="https://pressprogress.ca/possible-leadership-run-by-right-wing-social-media-personality-sounds-alarm-bells-inside-bc-liberal-party/" xlink:type="simple">https://pressprogress.ca/possible-leadership-run-by-right-wing-social-media-personality-sounds-alarm-bells-inside-bc-liberal-party/</text:a>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Cloverdale—Langley City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amara Janse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Candidate Promoted Idea Earth Was Created in 6 Days, Cast Doubt on Evolution and Climate Change </text:p>
          </table:table-cell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<text:a xlink:href="https://pressprogress.ca/conservative-candidate-promoted-idea-earth-was-created-in-6-days-cast-doubt-on-evolution-and-climate-change/" xlink:type="simple">https://pressprogress.ca/conservative-candidate-promoted-idea-earth-was-created-in-6-days-cast-doubt-on-evolution-and-climate-change/</text:a>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Cloverdale—Langley City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amara Janse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s Produced Video Highlighting Benefits of Professional Counselling to ‘Challenge’ Gay ‘Sexual Behaviour’ </text:p>
          </table:table-cell>
          <table:table-cell office:value-type="date" office:date-value="2021-06-10" calcext:value-type="date">
            <text:p>2021-06-10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mps-produced-video-highlighting-benefits-of-professional-counselling-to-challenge-gay-sexual-behaviour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Bowmanville—Oshawa North</text:p>
          </table:table-cell>
          <table:table-cell office:value-type="float" office:value="290" calcext:value-type="float">
            <text:p>290</text:p>
          </table:table-cell>
          <table:table-cell table:style-name="Default" office:value-type="string" calcext:value-type="string">
            <text:p>Jamil Jivani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Pierre Poilievre’s Newly Elected Conservative MP Attacks Doug Ford’s Government in Bizarre Victory Speech </text:p>
          </table:table-cell>
          <table:table-cell office:value-type="date" office:date-value="2024-03-05" calcext:value-type="date">
            <text:p>2024-03-05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pierre-poilievres-newly-elected-conservative-mp-attacks-doug-fords-government-in-bizarre-victory-speech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rpan Khanna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SIS Investigating Southwestern Ontario Conservative Nomination Vote, Conservative Sources Say </text:p>
          </table:table-cell>
          <table:table-cell office:value-type="date" office:date-value="2024-01-19" calcext:value-type="date">
            <text:p>2024-01-19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sis-investigating-southwestern-ontario-conservative-nomination-vote-conservative-sources-sa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rpan Khanna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Wrongdoing, Threats to Security, or Something of that Nature </text:p>
          </table:table-cell>
          <table:table-cell office:value-type="date" office:date-value="2024-02-13" calcext:value-type="date">
            <text:p>2024-02-13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<text:a xlink:href="https://pressprogress.ca/wrongdoing-threats-to-security-or-something-of-that-nature/" xlink:type="simple">https://pressprogress.ca/wrongdoing-threats-to-security-or-something-of-that-nature/</text:a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lgary Shepar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om Kmiec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8 Conservative Candidates Used Public Money to Place Ads in a Newspaper That Spreads COVID-19 Conspiracies </text:p>
          </table:table-cell>
          <table:table-cell office:value-type="date" office:date-value="2021-08-18" calcext:value-type="date">
            <text:p>2021-08-18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8-conservative-candidates-used-public-money-to-place-ads-in-a-newspaper-that-spreads-covid-19-conspiracie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gina--Wascan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ichael Kram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Here are 86 Conservative candidates who will vote against women’s reproductive rights </text:p>
          </table:table-cell>
          <table:table-cell office:value-type="date" office:date-value="2015-10-01" calcext:value-type="date">
            <text:p>2015-10-01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here_are_86_conservative_candidates_who_will_vote_against_womens_reproductive_right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gina--Wascan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ichael Kram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Here is a List of 67 Conservative Candidates Who Will Vote Against Women’s Reproductive Rights </text:p>
          </table:table-cell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here-is-a-list-of-67-conservative-candidates-who-will-vote-against-womens-reproductive-right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ttle River—Crowfoot</text:p>
          </table:table-cell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Damien Kurek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Sponsored Petition From Anti-LGBTQ Pastor Who is Calling For Civil Disobedience to Oppose Conversion Therapy Bill </text:p>
          </table:table-cell>
          <table:table-cell office:value-type="date" office:date-value="2021-06-01" calcext:value-type="date">
            <text:p>2021-06-01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mp-sponsored-petition-from-anti-lgbtq-pastor-who-is-calling-for-civil-disobedience-to-oppose-conversion-therapy-bill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lgary Midnapore</text:p>
          </table:table-cell>
          <table:table-cell table:style-name="ce1" office:value-type="float" office:value="98" calcext:value-type="float">
            <text:p>98</text:p>
          </table:table-cell>
          <table:table-cell office:value-type="string" calcext:value-type="string">
            <text:p>Stephanie Kusie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Says She’s ‘Disappointed’ in Gay Friend Who Criticized Her For Opposing Conversion Therapy Bill </text:p>
          </table:table-cell>
          <table:table-cell office:value-type="date" office:date-value="2021-06-24" calcext:value-type="date">
            <text:p>2021-06-24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<text:a xlink:href="https://pressprogress.ca/conservative-mp-says-shes-disappointed-in-gay-friend-who-criticized-her-for-opposing-conversion-therapy-bill/" xlink:type="simple">https://pressprogress.ca/conservative-mp-says-shes-disappointed-in-gay-friend-who-criticized-her-for-opposing-conversion-therapy-bill/</text:a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lgary Midnapore</text:p>
          </table:table-cell>
          <table:table-cell table:style-name="ce1" office:value-type="float" office:value="98" calcext:value-type="float">
            <text:p>98</text:p>
          </table:table-cell>
          <table:table-cell office:value-type="string" calcext:value-type="string">
            <text:p>Stephanie Kusie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Repeatedly Refuses To Say If Pierre Poilievre Supports Giving Workers a Raise </text:p>
          </table:table-cell>
          <table:table-cell office:value-type="date" office:date-value="2023-04-27" calcext:value-type="date">
            <text:p>2023-04-27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mp-repeatedly-refuses-to-say-if-pierre-poilievre-supports-giving-workers-a-raise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lgary Midnapore</text:p>
          </table:table-cell>
          <table:table-cell table:style-name="ce1" office:value-type="float" office:value="98" calcext:value-type="float">
            <text:p>98</text:p>
          </table:table-cell>
          <table:table-cell office:value-type="string" calcext:value-type="string">
            <text:p>Stephanie Kusie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Anti-abortion group says it elected Jason Kenney’s successor by stacking nomination meeting </text:p>
          </table:table-cell>
          <table:table-cell office:value-type="date" office:date-value="2017-01-20" calcext:value-type="date">
            <text:p>2017-01-20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anti_abortion_group_says_it_elected_jason_kenney_successor_by_stacking_nomination_meeting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Leduc—Wetaskiwin</text:p>
          </table:table-cell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Mike Lake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Don’t worry, Canada: Here are the 111 most embarrassing Conservative candidates this election </text:p>
          </table:table-cell>
          <table:table-cell office:value-type="date" office:date-value="2015-10-17" calcext:value-type="date">
            <text:p>2015-10-17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<text:a xlink:href="https://pressprogress.ca/dont_worry_canada_here_are_the_111_most_embarrassing_conservative_candidates_this_election/" xlink:type="simple">https://pressprogress.ca/dont_worry_canada_here_are_the_111_most_embarrassing_conservative_candidates_this_election/</text:a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hornhill</text:p>
          </table:table-cell>
          <table:table-cell office:value-type="float" office:value="343" calcext:value-type="float">
            <text:p>343</text:p>
          </table:table-cell>
          <table:table-cell table:style-name="Default" office:value-type="string" calcext:value-type="string">
            <text:p>Melissa Lantsma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Star Conservative Candidate Goes Doorknocking With Right-Wing Anti-Lockdown Politician </text:p>
          </table:table-cell>
          <table:table-cell table:style-name="ce6" office:value-type="date" office:date-value="2021-07-13" calcext:value-type="date">
            <text:p>2021-07-13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star-conservative-candidate-goes-doorknocking-with-right-wing-anti-lockdown-politician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hornhill</text:p>
          </table:table-cell>
          <table:table-cell office:value-type="float" office:value="343" calcext:value-type="float">
            <text:p>343</text:p>
          </table:table-cell>
          <table:table-cell table:style-name="Default" office:value-type="string" calcext:value-type="string">
            <text:p>Melissa Lantsma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’s Photo of ‘Empty Canadian Grocery Store’ Actually Taken in Northern England, Not Canada </text:p>
          </table:table-cell>
          <table:table-cell table:style-name="ce6" office:value-type="date" office:date-value="2022-01-24" calcext:value-type="date">
            <text:p>2022-01-24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mps-photo-of-empty-canadian-grocery-store-actually-taken-in-northern-england-not-canada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Northumberland—Clarke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Philip Lawrence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Sponsored Petition From Anti-LGBTQ Pastor Who is Calling For Civil Disobedience to Oppose Conversion Therapy Bill </text:p>
          </table:table-cell>
          <table:table-cell office:value-type="date" office:date-value="2021-06-01" calcext:value-type="date">
            <text:p>2021-06-01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mp-sponsored-petition-from-anti-lgbtq-pastor-who-is-calling-for-civil-disobedience-to-oppose-conversion-therapy-bill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ukon</text:p>
          </table:table-cell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Ryan Leef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4 weird stories about over-protective Conservatives and their election signs </text:p>
          </table:table-cell>
          <table:table-cell office:value-type="date" office:date-value="2015-09-29" calcext:value-type="date">
            <text:p>2015-09-29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4_weird_stories_about_over_protective_conservatives_and_their_election_signs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Portage—Lisgar</text:p>
          </table:table-cell>
          <table:table-cell office:value-type="float" office:value="242" calcext:value-type="float">
            <text:p>242</text:p>
          </table:table-cell>
          <table:table-cell table:style-name="Default" office:value-type="string" calcext:value-type="string">
            <text:p>Branden Leslie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Party Sent Homophobic Mailings Attacking Maxime Bernier, People’s Party Claims </text:p>
          </table:table-cell>
          <table:table-cell office:value-type="date" office:date-value="2023-06-18" calcext:value-type="date">
            <text:p>2023-06-18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party-sent-homophobic-mailings-attacking-maxime-bernier-peoples-party-claims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Haldimand—Norfolk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Leslyn Lewis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Leadership Candidate Leslyn Lewis Claims Bill Gates is Behind a Plot Against Canada </text:p>
          </table:table-cell>
          <table:table-cell office:value-type="date" office:date-value="2022-04-20" calcext:value-type="date">
            <text:p>2022-04-20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leadership-candidate-leslyn-lewis-claims-bill-gates-is-behind-a-plot-against-canada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Haldimand—Norfolk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Leslyn Lewis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Helped Draft Text of Conspiratorial United Nations Petition, Author of Petition Says </text:p>
          </table:table-cell>
          <table:table-cell table:style-name="ce6" office:value-type="date" office:date-value="2024-01-08" calcext:value-type="date">
            <text:p>2024-01-08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mp-helped-draft-text-of-conspiratorial-united-nations-petition-author-of-petition-says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Haldimand—Norfolk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Leslyn Lewis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Far-Right Conspiracy Groups Boost Conservative MP’s Petition to Remove Canada From the United Nations </text:p>
          </table:table-cell>
          <table:table-cell office:value-type="date" office:date-value="2023-11-07" calcext:value-type="date">
            <text:p>2023-11-07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far-right-conspiracy-groups-boost-conservative-mps-petition-to-remove-canada-from-the-united-nation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rklan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ane Lloyd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Several Conservative Candidates Directed Public Money to Canada’s Biggest Anti-Abortion Lobby Group </text:p>
          </table:table-cell>
          <table:table-cell office:value-type="date" office:date-value="2021-08-20" calcext:value-type="date">
            <text:p>2021-08-20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several-conservative-candidates-directed-public-money-to-canadas-biggest-anti-abortion-lobby-group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Huron—Bruce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Ben Lobb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Here are 86 Conservative candidates who will vote against women’s reproductive rights </text:p>
          </table:table-cell>
          <table:table-cell office:value-type="date" office:date-value="2015-10-01" calcext:value-type="date">
            <text:p>2015-10-01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here_are_86_conservative_candidates_who_will_vote_against_womens_reproductive_right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lgary Heritag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huv Majumdar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anada’s Newest Conservative MP is Stephen Harper’s Right-Hand Man and an International Neocon Operative </text:p>
          </table:table-cell>
          <table:table-cell office:value-type="date" office:date-value="2023-08-13" calcext:value-type="date">
            <text:p>2023-08-13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anadas-newest-conservative-mp-is-stephen-harpers-right-hand-man-and-an-international-neocon-operative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lgary Heritag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huv Majumdar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UCP Candidate Was Accused of Election Fraud By Top Jason Kenney Adviser Back When They Were in College </text:p>
          </table:table-cell>
          <table:table-cell office:value-type="date" office:date-value="2019-04-11" calcext:value-type="date">
            <text:p>2019-04-11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ucp-candidate-was-accused-of-election-fraud-by-top-jason-kenney-adviser-back-when-they-were-in-college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dmonton We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elly McCauley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8 Conservative Candidates Used Public Money to Place Ads in a Newspaper That Spreads COVID-19 Conspiracies </text:p>
          </table:table-cell>
          <table:table-cell office:value-type="date" office:date-value="2021-08-18" calcext:value-type="date">
            <text:p>2021-08-18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8-conservative-candidates-used-public-money-to-place-ads-in-a-newspaper-that-spreads-covid-19-conspiracie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urora--Oak Ridges--Richmond Hil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stas Menegakis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Here are 86 Conservative candidates who will vote against women’s reproductive rights </text:p>
          </table:table-cell>
          <table:table-cell office:value-type="date" office:date-value="2015-10-01" calcext:value-type="date">
            <text:p>2015-10-01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here_are_86_conservative_candidates_who_will_vote_against_womens_reproductive_right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undy Royal</text:p>
          </table:table-cell>
          <table:table-cell office:value-type="float" office:value="220" calcext:value-type="float">
            <text:p>220</text:p>
          </table:table-cell>
          <table:table-cell table:style-name="Default" office:value-type="string" calcext:value-type="string">
            <text:p>Rob Moore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Here is a List of 67 Conservative Candidates Who Will Vote Against Women’s Reproductive Rights </text:p>
          </table:table-cell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here-is-a-list-of-67-conservative-candidates-who-will-vote-against-womens-reproductive-right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dicine Hat--Cardston--Warner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Glen Motz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Here is a List of 67 Conservative Candidates Who Will Vote Against Women’s Reproductive Rights </text:p>
          </table:table-cell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here-is-a-list-of-67-conservative-candidates-who-will-vote-against-womens-reproductive-right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edicine Hat--Cardston--Warner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Glen Motz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More Than Half of Andrew Scheer’s Elected Conservative MPs Were Supported by Anti-Abortion Groups </text:p>
          </table:table-cell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more-than-half-of-andrew-scheers-elected-conservative-mps-were-supported-by-anti-abortion-group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tobicoke Centre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Ted Opitz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Here is a List of 67 Conservative Candidates Who Will Vote Against Women’s Reproductive Rights </text:p>
          </table:table-cell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here-is-a-list-of-67-conservative-candidates-who-will-vote-against-womens-reproductive-rights/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>
            <text:p>Swift Current—Grasslands—Kindersle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eremy Patzer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Pictured With Ex-WEXIT Campaigner Who Suggested Fighting COVID-19 Restrictions “With Bullets” </text:p>
          </table:table-cell>
          <table:table-cell office:value-type="date" office:date-value="2022-01-28" calcext:value-type="date">
            <text:p>2022-01-28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mp-pictured-with-ex-wexit-campaigner-who-said-covid-19-restrictions-should-be-fought-with-bullet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anark—Frontenac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cott Reid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Here are 86 Conservative candidates who will vote against women’s reproductive rights </text:p>
          </table:table-cell>
          <table:table-cell office:value-type="date" office:date-value="2015-10-01" calcext:value-type="date">
            <text:p>2015-10-01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here_are_86_conservative_candidates_who_will_vote_against_womens_reproductive_rights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Calgary Nose Hill</text:p>
          </table:table-cell>
          <table:table-cell office:value-type="float" office:value="150" calcext:value-type="float">
            <text:p>150</text:p>
          </table:table-cell>
          <table:table-cell table:style-name="Default" office:value-type="string" calcext:value-type="string">
            <text:p>Michelle Rempel Garner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Brampton mayor testifies that India exerted influence over his 2022 Conservative Leadership campaign </text:p>
          </table:table-cell>
          <table:table-cell table:style-name="ce6" office:value-type="date" office:date-value="2024-12-06" calcext:value-type="date">
            <text:p>2024-12-06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brampton-mayor-testifies-that-india-exerted-influence-over-his-2022-conservative-leadership-campaign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irdrie—Cochrane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lake Richards</text:p>
          </table:table-cell>
          <table:table-cell office:value-type="string" calcext:value-type="string">
            <text:p>Conservative</text:p>
          </table:table-cell>
          <table:table-cell table:style-name="ce4" office:value-type="string" calcext:value-type="string">
            <text:p><text:s/>Watch an aboriginal woman school a Conservative MP about his privilege </text:p>
          </table:table-cell>
          <table:table-cell table:style-name="ce6" office:value-type="date" office:date-value="2014-04-03" calcext:value-type="date">
            <text:p>2014-04-03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<text:a xlink:href="https://pressprogress.ca/watch_an_aboriginal_woman_school_a_conservative_mp_about_his_privilege/" xlink:type="simple">https://pressprogress.ca/watch_an_aboriginal_woman_school_a_conservative_mp_about_his_privilege/</text:a>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Middlesex—London</text:p>
          </table:table-cell>
          <table:table-cell office:value-type="string" calcext:value-type="string">
            <text:p>??</text:p>
          </table:table-cell>
          <table:table-cell table:style-name="Default" office:value-type="string" calcext:value-type="string">
            <text:p>Lianne Rood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Here is a List of 67 Conservative Candidates Who Will Vote Against Women’s Reproductive Rights </text:p>
          </table:table-cell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here-is-a-list-of-67-conservative-candidates-who-will-vote-against-womens-reproductive-rights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keena—Bulkley Valley</text:p>
          </table:table-cell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Ellis Ross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BC Liberal Resources Critic Claims ‘Scientists and Experts’ Do Not Agree Climate Change is Real </text:p>
          </table:table-cell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bc-liberal-oil-and-gas-critic-claims-scientists-and-experts-do-not-agree-climate-change-is-real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gina--Qu'Appelle</text:p>
          </table:table-cell>
          <table:table-cell office:value-type="float" office:value="260" calcext:value-type="float">
            <text:p>260</text:p>
          </table:table-cell>
          <table:table-cell table:style-name="Default" office:value-type="string" calcext:value-type="string">
            <text:p>Andrew Scheer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Andrew Scheer Was Never An Insurance Broker, Even Though He Told Everyone He Was an Insurance Broker </text:p>
          </table:table-cell>
          <table:table-cell table:style-name="ce6" office:value-type="date" office:date-value="2019-09-30" calcext:value-type="date">
            <text:p>2019-09-30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andrew-scheer-was-never-an-insurance-broker-even-though-he-told-everyone-he-was-an-insurance-broker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gina--Qu'Appelle</text:p>
          </table:table-cell>
          <table:table-cell office:value-type="float" office:value="260" calcext:value-type="float">
            <text:p>260</text:p>
          </table:table-cell>
          <table:table-cell table:style-name="Default" office:value-type="string" calcext:value-type="string">
            <text:p>Andrew Scheer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Andrew Scheer Was Asked To Name One Policy That Shows He Supports Women’s Rights. He Couldn’t Name Any. </text:p>
          </table:table-cell>
          <table:table-cell table:style-name="ce6" office:value-type="date" office:date-value="2019-10-03" calcext:value-type="date">
            <text:p>2019-10-03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andrew-scheer-was-asked-to-name-one-policy-that-shows-he-supports-womens-rights-he-couldnt-name-an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gina--Qu'Appelle</text:p>
          </table:table-cell>
          <table:table-cell office:value-type="float" office:value="260" calcext:value-type="float">
            <text:p>260</text:p>
          </table:table-cell>
          <table:table-cell table:style-name="Default" office:value-type="string" calcext:value-type="string">
            <text:p>Andrew Scheer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Andrew Scheer Has a Shockingly Bad Housing Plan That Could Leave Canadians With Riskier Debt </text:p>
          </table:table-cell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andrew-scheer-has-a-shockingly-bad-housing-plan-that-will-leave-canadians-with-riskier-debt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hilliwack--Hope</text:p>
          </table:table-cell>
          <table:table-cell office:value-type="float" office:value="168" calcext:value-type="float">
            <text:p>168</text:p>
          </table:table-cell>
          <table:table-cell table:style-name="Default" office:value-type="string" calcext:value-type="string">
            <text:p>Mark Strahl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Defends Giving ‘Community Hero Award’ to Controversial Anti-LGBTQ School Trustee </text:p>
          </table:table-cell>
          <table:table-cell table:style-name="ce6" office:value-type="date" office:date-value="2020-11-16" calcext:value-type="date">
            <text:p>2020-11-16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mp-defends-giving-community-hero-award-to-controversial-anti-lgbtq-school-trustee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itchener South--Hespeler</text:p>
          </table:table-cell>
          <table:table-cell office:value-type="float" office:value="318" calcext:value-type="float">
            <text:p>318</text:p>
          </table:table-cell>
          <table:table-cell table:style-name="Default" office:value-type="string" calcext:value-type="string">
            <text:p>Matt Strauss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troversial Anti-Lockdown Doctor Named Candidate for Pierre Poilievre’s Conservatives </text:p>
          </table:table-cell>
          <table:table-cell office:value-type="date" office:date-value="2023-11-20" calcext:value-type="date">
            <text:p>2023-11-20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troversial-anti-lockdown-doctor-named-candidate-for-pierre-poilievres-conservative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akeland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Shannon Stubbs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Here’s a List of Conservatives Who Have Gone Completely Off the Rails This Summer </text:p>
          </table:table-cell>
          <table:table-cell office:value-type="date" office:date-value="2018-08-20" calcext:value-type="date">
            <text:p>2018-08-20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heres-a-list-of-conservatives-who-have-gone-completely-off-the-rails-this-summer/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Lethbridge</text:p>
          </table:table-cell>
          <table:table-cell office:value-type="float" office:value="194" calcext:value-type="float">
            <text:p>194</text:p>
          </table:table-cell>
          <table:table-cell table:style-name="Default" office:value-type="string" calcext:value-type="string">
            <text:p>Rachael Thomas 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Get Rid of CBC’s Ethical ‘Journalistic Standards’ Policies, Conservative MP Suggests </text:p>
          </table:table-cell>
          <table:table-cell office:value-type="date" office:date-value="2023-11-03" calcext:value-type="date">
            <text:p>2023-11-03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get-rid-of-cbcs-ethical-journalistic-standards-policies-conservative-mp-suggest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dmonton Gateway</text:p>
          </table:table-cell>
          <table:table-cell office:value-type="string" calcext:value-type="string">
            <text:p>??</text:p>
          </table:table-cell>
          <table:table-cell table:style-name="Default" office:value-type="string" calcext:value-type="string">
            <text:p>Tim Uppal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Candidate Photographed at Location Where Fake Votes Were Allegedly Cast for Jason Kenney </text:p>
          </table:table-cell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candidate-photographed-at-location-where-fake-votes-were-allegedly-cast-for-jason-kenney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ace River--Westlock</text:p>
          </table:table-cell>
          <table:table-cell office:value-type="float" office:value="196" calcext:value-type="float">
            <text:p>196</text:p>
          </table:table-cell>
          <table:table-cell table:style-name="Default" office:value-type="string" calcext:value-type="string">
            <text:p>Arnold Vierse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‘Save the Children Convoy’ Says Conservative MP Invited Them Into House of Commons as ‘VIP’ Guests </text:p>
          </table:table-cell>
          <table:table-cell office:value-type="date" office:date-value="2023-10-18" calcext:value-type="date">
            <text:p>2023-10-18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save-the-children-convoy-says-conservative-mp-invited-them-into-house-of-commons-as-vip-guest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ace River--Westlock</text:p>
          </table:table-cell>
          <table:table-cell office:value-type="float" office:value="196" calcext:value-type="float">
            <text:p>196</text:p>
          </table:table-cell>
          <table:table-cell table:style-name="Default" office:value-type="string" calcext:value-type="string">
            <text:p>Arnold Vierse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‘It Feels So Good’: Conservative MP Arnold Viersen Celebrates Overturning of Roe v. Wade </text:p>
          </table:table-cell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it-feels-so-good-conservative-mp-arnold-viersen-celebrates-overturning-of-roe-v-wade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eace River--Westlock</text:p>
          </table:table-cell>
          <table:table-cell office:value-type="float" office:value="196" calcext:value-type="float">
            <text:p>196</text:p>
          </table:table-cell>
          <table:table-cell table:style-name="Default" office:value-type="string" calcext:value-type="string">
            <text:p>Arnold Vierse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Calls on Leadership Candidates to Consider ‘Legal Restrictions’ on Abortion </text:p>
          </table:table-cell>
          <table:table-cell office:value-type="date" office:date-value="2022-03-18" calcext:value-type="date">
            <text:p>2022-03-18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mp-calls-on-leadership-candidates-to-consider-legal-restrictions-on-abortion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aint John—St. Croix</text:p>
          </table:table-cell>
          <table:table-cell office:value-type="string" calcext:value-type="string">
            <text:p>??</text:p>
          </table:table-cell>
          <table:table-cell table:style-name="Default" office:value-type="string" calcext:value-type="string">
            <text:p>John Williamso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“Whities” and “brown people”? Conservative MP has a history of using racially divisive rhetoric </text:p>
          </table:table-cell>
          <table:table-cell office:value-type="date" office:date-value="2015-03-09" calcext:value-type="date">
            <text:p>2015-03-09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_whities_and_brown_people_conservative_mp_has_a_history_of_using_racially_divisive_rhetoric/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aint John—St. Croix</text:p>
          </table:table-cell>
          <table:table-cell office:value-type="string" calcext:value-type="string">
            <text:p>??</text:p>
          </table:table-cell>
          <table:table-cell table:style-name="Default" office:value-type="string" calcext:value-type="string">
            <text:p>John Williamson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billed taxpayers for event hosted by same anti-tax group he used to run </text:p>
          </table:table-cell>
          <table:table-cell office:value-type="date" office:date-value="2015-06-18" calcext:value-type="date">
            <text:p>2015-06-18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_mp_billed_taxpayers_for_antitax_event_hosted_by_same_antitax_group_he_used_to_run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ince George--Peace River--Northern Rockies</text:p>
          </table:table-cell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Bob Zimmer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Pushing For Easier Access to AR-15 Rifles Says Peter MacKay is ‘On The Same Page’ on Gun Control </text:p>
          </table:table-cell>
          <table:table-cell table:style-name="ce6" office:value-type="date" office:date-value="2020-01-26" calcext:value-type="date">
            <text:p>2020-01-26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mp-pushing-for-easier-access-to-ar-15-rifles-says-peter-mackay-is-on-the-same-page-on-gun-control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ince George--Peace River--Northern Rockies</text:p>
          </table:table-cell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Bob Zimmer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on Canada’s Residential Schools History: ‘Who Among Us Hasn’t Made Mistakes?’ </text:p>
          </table:table-cell>
          <table:table-cell office:value-type="date" office:date-value="2018-08-22" calcext:value-type="date">
            <text:p>2018-08-22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-mp-on-canadas-residential-schools-history-who-among-us-hasnt-made-mistakes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ince George--Peace River--Northern Rockies</text:p>
          </table:table-cell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Bob Zimmer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<text:s/>Conservative MP agrees 100% with Ben Carson’s absurd RNC speech denouncing the ‘secular agenda’ </text:p>
          </table:table-cell>
          <table:table-cell office:value-type="date" office:date-value="2016-07-20" calcext:value-type="date">
            <text:p>2016-07-20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conservative_mp_agrees_100_with_ben_carson_absurd_rnc_speech_denouncing_the_secular_agenda/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rlington North-Milton West</text:p>
          </table:table-cell>
          <table:table-cell/>
          <table:table-cell table:style-name="Default" office:value-type="string" calcext:value-type="string">
            <text:p>Adam van Koeverden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<text:s/>Liberal MPs Denounce ‘Ed the Sock’ After Calls to Disavow Racist ‘Dog Whistles’ Targeting Jagmeet Singh </text:p>
          </table:table-cell>
          <table:table-cell office:value-type="date" office:date-value="2020-08-16" calcext:value-type="date">
            <text:p>2020-08-16</text:p>
          </table:table-cell>
          <table:table-cell office:value-type="string" calcext:value-type="string">
            <text:p>PressProgress</text:p>
          </table:table-cell>
          <table:table-cell office:value-type="string" calcext:value-type="string">
            <text:p>https://pressprogress.ca/liberal-mps-denounce-ed-the-sock-after-calls-to-disavow-racist-dog-whistles-targeting-jagmeet-singh/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5T14:58:20.357000000</meta:creation-date>
    <dc:date>2025-04-05T22:51:42.637000000</dc:date>
    <meta:editing-duration>PT7H53M18S</meta:editing-duration>
    <meta:editing-cycles>10</meta:editing-cycles>
    <meta:generator>LibreOffice/7.5.0.3$Windows_X86_64 LibreOffice_project/c21113d003cd3efa8c53188764377a8272d9d6de</meta:generator>
    <meta:document-statistic meta:table-count="1" meta:cell-count="842" meta:object-count="0"/>
  </office:meta>
</office:document-meta>
</file>